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swald" svg:font-family="Oswald, sans-serif"/>
    <style:font-face style:name="PingFang SC" svg:font-family="'PingFang SC'" style:font-family-generic="system" style:font-pitch="variable"/>
    <style:font-face style:name="Roboto" svg:font-family="Roboto, sans-serif"/>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margin-top="0in" fo:margin-bottom="0.1181in" style:contextual-spacing="false" fo:line-height="120%" fo:text-indent="0in" style:auto-text-indent="false" fo:padding="0in" fo:border="none"/>
      <style:text-properties style:font-name="Oswald" fo:font-weight="bold"/>
    </style:style>
    <style:style style:name="P2" style:family="paragraph" style:parent-style-name="Heading_20_3">
      <style:paragraph-properties fo:margin-left="0in" fo:margin-right="0.3937in" fo:margin-top="0in" fo:margin-bottom="0in" style:contextual-spacing="false" fo:line-height="120%" fo:text-indent="0in" style:auto-text-indent="false" fo:padding="0in" fo:border="none"/>
      <style:text-properties fo:text-transform="uppercase" style:font-name="Roboto" fo:font-size="7.94999980926514pt" fo:font-weight="bold"/>
    </style:style>
    <style:style style:name="P3" style:family="paragraph" style:parent-style-name="Text_20_body">
      <style:paragraph-properties fo:margin-left="0in" fo:margin-right="0.3937in" fo:text-indent="0in" style:auto-text-indent="false"/>
    </style:style>
    <style:style style:name="P4" style:family="paragraph" style:parent-style-name="Text_20_body">
      <style:paragraph-properties fo:margin-left="0in" fo:margin-right="0.3937in" fo:margin-top="0in" fo:margin-bottom="0in" style:contextual-spacing="false" fo:line-height="170%" fo:text-indent="0in" style:auto-text-indent="false" fo:padding="0in" fo:border="none"/>
      <style:text-properties fo:font-size="10.1999998092651pt"/>
    </style:style>
    <style:style style:name="P5" style:family="paragraph" style:parent-style-name="Text_20_body">
      <style:paragraph-properties fo:margin-left="0in" fo:margin-right="0.3937in" fo:margin-top="0in" fo:margin-bottom="0in" style:contextual-spacing="false" fo:line-height="170%" fo:text-indent="0in" style:auto-text-indent="false" fo:padding="0in" fo:border="none"/>
    </style:style>
    <style:style style:name="P6" style:family="paragraph" style:parent-style-name="Text_20_body">
      <style:paragraph-properties fo:margin-left="0in" fo:margin-right="0.3937in" fo:margin-top="0in" fo:margin-bottom="0in" style:contextual-spacing="false" fo:line-height="170%" fo:text-indent="0in" style:auto-text-indent="false" fo:padding="0in" fo:border="none"/>
      <style:text-properties fo:color="#999999" loext:opacity="100%" fo:font-size="10.1999998092651pt"/>
    </style:style>
    <style:style style:name="T1" style:family="text">
      <style:text-properties fo:color="#5c8aa8" loext:opacity="100%" fo:font-size="10.1999998092651pt"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st-Effective IoT Framework for Enterprise Monitoring and Alerting</text:h>
      <text:h text:style-name="P2" text:outline-level="3">What is the Problem, Opportunity, or Unmet Need (POU)?</text:h>
      <text:p text:style-name="P4">Environmental monitoring systems are traditionally expensive to license, install, and operate, often requiring extensive training for end users. Many of these systems lack standardized interfaces, such as Application Programming Interfaces (APIs), which are crucial for generating structured data that can be used for data aggregation or integration with Machine Learning programs. As a result, airmen and guardians frequently find themselves without effective monitoring solutions that notify them of critical environmental events—such as server room overheating, power loss, or security breaches like unauthorized door access.</text:p>
      <text:p text:style-name="P4">Moreover, when notifications are available, they are often routed through a centralized source tied to a military base rather than being managed at the unit level. This centralized approach introduces additional overhead and operational challenges, leading to incorrect assignment of users and failures in notifying the appropriate facility managers—assuming the system is functional at all.</text:p>
      <text:p text:style-name="P4">There is a significant missed opportunity in not leveraging modern microprocessors as distributed monitoring nodes, in conjunction with a cloud-based backend. This approach would decentralize the hardware component of monitoring and alerting, making it more customizable and controlled by the unit itself. A cloud-based backend would enable each unit to create and customize their own dashboard, tailored to the specific needs of their monitoring nodes.</text:p>
      <text:p text:style-name="P4">By integrating Amazon SNS for mobile notifications or Twilio cloud services for SMS capabilities, this solution could swiftly provide real-time alerts to phones or other devices, enhancing the responsiveness and effectiveness of environmental monitoring systems across military units.</text:p>
      <text:p text:style-name="P3"><text:line-break/> </text:p>
      <text:h text:style-name="P2" text:outline-level="3">What is the solution?</text:h>
      <text:p text:style-name="P4">The solution involves a hardware device node, a backend service application, optional front-end cloud application, and an end user mobile application.</text:p>
      <text:p text:style-name="P4">A prototype of the solution has already been developed for the 705 Combat Training Squadron, under ACC, to monitor for power losses to the facility. The power losses to the facility would take the virtualization cluster hosted on site offline and interrupt virtual training events and occured at least 1-2 times a year. The prototype was initially called "KNELL" and some documentation of the product, to include a high level block diagram, are attached to this proposal. The prototype, and the idea we are submitting, are designed to keep hardware costs below $100 a hardware node and limit cloud compute and store costs to what we will describe in the next sections.</text:p>
      <text:p text:style-name="P4"><text:soft-page-break/>The node device runs on a version of FreeRTOS called Device OS which is offered by Particle OS Platform as a Service (PaaS). The device, a BoronLTE based baord, leverages LTE CAT-M1 / NB-IoT to use cellular data to communicate with the Particle Cloud. The Particle cloud is affordable with ~100 units costing $500 a month for data operations at a high data rate (5M+).  This Particle Cloud console provides enterprise management of fleets of devices that can be grouped by deployment area, a unit or physical location, for data, power, and status management. The Particle console and API can allow firmware over the air to be deployed allowing software updates to be rolled out over time. Functions can be built into and triggered from the console for specific nodes. The previously developed prototype runs on a development BoronLTE board and would need some PCB design to flesh it out for low rate initial production into environments with appropriate peripherials and backup LiPO battery integrated.<text:line-break/><text:line-break/>Other services can be integrated into Particle PaaS. For example, particle can integrate and leverage Amazon Simple Notification Service (AWS SNS) to deliver push notifications or SMS (text messages) to lists of users. This represents flexibility in establishing a multi-cloud environment or integrating this solution into already established applications for routing of data such as sensor values, imagery, notification times etc. <text:line-break/><text:line-break/>Web based dashboards or native mobile applications can be setup to authenticate through a backend service, hosted on AWS or others, to function as client applications for end operators. End operators could configure adding users, setting permissions, and connecting up thresholds for notifications or alerts for their own unit. It's possible to also give them direct access to the Particle console that manages the fleet, but it is likely this would be reserved for enterprise managers for data aggregation and analysis activities. <text:line-break/><text:line-break/>This solution is extremely flexible and easy to implement. The end vision is a unit ordering sensor node(s), installing them with shor power access where they want to sense things, and then going through user access and software setup of their nodes. The nodes are capable of mesh type communication where only one would need to serve as the gateway for the cellular egress for the local sensor network. This potentially allows for non traditional sensing and alerting that fixed infrastructure does not account for.</text:p>
      <text:h text:style-name="P2" text:outline-level="3">DAF Alignment</text:h>
      <text:p text:style-name="P5"><draw:frame draw:style-name="fr1" draw:name="Image1" text:anchor-type="as-char" svg:width="0.3937in" svg:height="0.3937in" draw:z-index="0"><draw:image xlink:href="https://gain.il4.afwerx.dso.mil/api/v4/media/64c20ab1998f930e432f7c2cecefb6cf/thumbnail/strategy/full" xlink:type="simple" xlink:show="embed" xlink:actuate="onLoad"/><svg:title>decision-tree.png</svg:title></draw:frame></text:p>
      <text:p text:style-name="P6">Identify how this problem and solution align within the Department of the Air Force.</text:p>
      <text:h text:style-name="P2" text:outline-level="3">What is your MAJCOM/FLDCOM</text:h>
      <text:p text:style-name="P4">SSC</text:p>
      <text:h text:style-name="P2" text:outline-level="3">Official gov email</text:h>
      <text:p text:style-name="P5"><text:a xlink:type="simple" xlink:href="mailto:christopher.kosik.4@spaceforce.mil" text:style-name="Internet_20_link" text:visited-style-name="Visited_20_Internet_20_Link"><text:span text:style-name="T1">christopher.kosik.4@spaceforce.mil</text:span></text:a></text:p>
      <text:h text:style-name="P2" text:outline-level="3"><text:soft-page-break/>What is your current Wing?</text:h>
      <text:h text:style-name="P2" text:outline-level="3">Solution Alignment</text:h>
      <text:p text:style-name="P4">Information Technology</text:p>
      <text:h text:style-name="P2" text:outline-level="3">Information Technology</text:h>
      <text:p text:style-name="P4">Emerging Technologi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swald" svg:font-family="Oswald, sans-serif"/>
    <style:font-face style:name="PingFang SC" svg:font-family="'PingFang SC'" style:font-family-generic="system" style:font-pitch="variable"/>
    <style:font-face style:name="Roboto" svg:font-family="Roboto, sans-serif"/>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2:00:32.401407252</meta:creation-date>
    <dc:date>2024-08-14T12:01:00.806900986</dc:date>
    <meta:editing-duration>PT29S</meta:editing-duration>
    <meta:editing-cycles>1</meta:editing-cycles>
    <meta:document-statistic meta:table-count="0" meta:image-count="1" meta:object-count="0" meta:page-count="3" meta:paragraph-count="23" meta:word-count="829" meta:character-count="5493" meta:non-whitespace-character-count="4679"/>
    <meta:generator>LibreOffice/7.5.4.2$MacOSX_AARCH64 LibreOffice_project/36ccfdc35048b057fd9854c757a8b67ec53977b6</meta:generator>
  </office:meta>
</office:document-meta>
</file>